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ella2" style:family="table">
      <style:table-properties style:width="6.6924in" table:align="margins"/>
    </style:style>
    <style:style style:name="Tabella2.A" style:family="table-column">
      <style:table-column-properties style:column-width="0.8646in" style:rel-column-width="8466*"/>
    </style:style>
    <style:style style:name="Tabella2.B" style:family="table-column">
      <style:table-column-properties style:column-width="0.75in" style:rel-column-width="7344*"/>
    </style:style>
    <style:style style:name="Tabella2.C" style:family="table-column">
      <style:table-column-properties style:column-width="5.0778in" style:rel-column-width="49725*"/>
    </style:style>
    <style:style style:name="Tabella2.A1" style:family="table-cell">
      <style:table-cell-properties fo:padding="0.0382in" fo:border-left="none" fo:border-right="none" fo:border-top="none" fo:border-bottom="0.0007in solid #000000"/>
    </style:style>
    <style:style style:name="Tabella2.B1" style:family="table-cell">
      <style:table-cell-properties fo:padding="0.0382in" fo:border-left="0.0007in solid #000000" fo:border-right="0.0007in solid #000000" fo:border-top="none" fo:border-bottom="0.0007in solid #000000"/>
    </style:style>
    <style:style style:name="Tabella2.A4" style:family="table-cell">
      <style:table-cell-properties fo:padding="0.0382in" fo:border="none"/>
    </style:style>
    <style:style style:name="Tabella2.B4" style:family="table-cell">
      <style:table-cell-properties fo:padding="0.0382in" fo:border-left="0.0007in solid #000000" fo:border-right="none" fo:border-top="none" fo:border-bottom="none"/>
    </style:style>
    <style:style style:name="Tabella5" style:family="table">
      <style:table-properties style:width="6.6924in" table:align="margins"/>
    </style:style>
    <style:style style:name="Tabella5.A" style:family="table-column">
      <style:table-column-properties style:column-width="6.4479in" style:rel-column-width="63141*"/>
    </style:style>
    <style:style style:name="Tabella5.B" style:family="table-column">
      <style:table-column-properties style:column-width="0.2444in" style:rel-column-width="2394*"/>
    </style:style>
    <style:style style:name="Tabella6" style:family="table">
      <style:table-properties style:width="6.6924in" table:align="margins"/>
    </style:style>
    <style:style style:name="Tabella6.A" style:family="table-column">
      <style:table-column-properties style:column-width="1.1875in" style:rel-column-width="11628*"/>
    </style:style>
    <style:style style:name="Tabella6.B" style:family="table-column">
      <style:table-column-properties style:column-width="5.5049in" style:rel-column-width="53907*"/>
    </style:style>
    <style:style style:name="Tabella6.A1" style:family="table-cell">
      <style:table-cell-properties fo:padding="0.0382in" fo:border-left="0.0007in solid #000000" fo:border-right="none" fo:border-top="0.0007in solid #000000" fo:border-bottom="0.0007in solid #000000"/>
    </style:style>
    <style:style style:name="Tabella6.B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18"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3pt" fo:font-style="normal" style:text-underline-style="none" fo:font-weight="normal" style:font-name-asian="Arial2" style:font-size-asian="11.3500003814697pt" style:font-style-asian="normal" style:font-weight-asian="normal" style:font-name-complex="Arial2" style:font-size-complex="13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20" style:family="paragraph" style:parent-style-name="Standard">
      <style:paragraph-properties fo:margin-left="0in" fo:margin-right="0in" fo:text-align="justify" style:justify-single-word="false" fo:text-indent="0in"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4" style:family="paragraph" style:parent-style-name="Standard">
      <style:paragraph-properties fo:margin-left="0in" fo:margin-right="0in" fo:text-align="justify" style:justify-single-word="false" fo:text-indent="0in"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2"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6"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9"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30"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31"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32"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3"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4"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2"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3" style:family="paragraph" style:parent-style-name="Standard">
      <style:paragraph-properties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44"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45" style:family="paragraph" style:parent-style-name="Standard">
      <style:paragraph-properties fo:text-align="justify" style:justify-single-word="false" style:text-autospace="none"/>
      <style:text-properties style:font-name="Arial" fo:font-size="12pt" style:font-size-asian="10.5pt" style:font-size-complex="12pt"/>
    </style:style>
    <style:style style:name="P46" style:family="paragraph" style:parent-style-name="Standard">
      <style:paragraph-properties fo:text-align="justify" style:justify-single-word="false" style:text-autospace="none"/>
      <style:text-properties style:font-name="Arial" fo:font-size="15pt" fo:font-weight="normal" style:font-size-asian="15pt" style:font-weight-asian="normal" style:font-size-complex="15pt" style:font-weight-complex="normal"/>
    </style:style>
    <style:style style:name="P47" style:family="paragraph" style:parent-style-name="Standard">
      <style:paragraph-properties fo:text-align="justify" style:justify-single-word="false" style:text-autospace="none"/>
      <style:text-properties style:font-name="Arial" fo:font-size="13pt" style:font-size-asian="13pt" style:font-size-complex="13pt"/>
    </style:style>
    <style:style style:name="P48" style:family="paragraph" style:parent-style-name="Standard">
      <style:paragraph-properties fo:break-before="pag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9"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7"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8"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9"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0"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1"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2"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3" style:family="paragraph" style:parent-style-name="Standard" style:list-style-name="L10">
      <style:paragraph-properties fo:margin-left="0in" fo:margin-right="0in" fo:text-align="justify" style:justify-single-word="false" fo:text-indent="0in"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4" style:family="paragraph" style:parent-style-name="Standard" style:list-style-name="L10">
      <style:paragraph-properties fo:margin-left="0in" fo:margin-right="0in" fo:text-align="justify" style:justify-single-word="false" fo:text-indent="0in"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5" style:family="paragraph" style:parent-style-name="Standard" style:list-style-name="L10">
      <style:paragraph-properties fo:margin-left="0in" fo:margin-right="0in" fo:text-align="justify" style:justify-single-word="false" fo:text-indent="0in"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6" style:family="paragraph" style:parent-style-name="Standard" style:list-style-name="L10">
      <style:paragraph-properties fo:margin-left="0in" fo:margin-right="0in" fo:text-align="justify" style:justify-single-word="false" fo:text-indent="0in"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7" style:family="paragraph" style:parent-style-name="Standard" style:list-style-name="L10">
      <style:paragraph-properties fo:margin-left="0in" fo:margin-right="0in" fo:text-align="justify" style:justify-single-word="false" fo:text-indent="0in"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8" style:family="paragraph" style:parent-style-name="Standard" style:list-style-name="L10">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9" style:family="paragraph" style:parent-style-name="Header">
      <style:paragraph-properties fo:text-align="center" style:justify-single-word="false"/>
      <style:text-properties fo:font-size="6pt" style:font-size-asian="6pt" style:font-size-complex="6pt"/>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text-properties fo:color="#000000"/>
    </style:style>
    <style:style style:name="T1" style:family="text">
      <style:text-properties style:text-underline-style="none"/>
    </style:style>
    <style:style style:name="T2" style:family="text">
      <style:text-properties fo:font-size="15pt" style:font-size-asian="13.1000003814697pt" style:font-size-complex="15pt"/>
    </style:style>
    <style:style style:name="T3" style:family="text">
      <style:text-properties style:use-window-font-color="true" style:font-name-asian="Arial2" style:font-name-complex="Arial2"/>
    </style:style>
    <style:style style:name="T4" style:family="text">
      <style:text-properties style:use-window-font-color="true" style:font-name="Arial" fo:font-style="normal" style:text-underline-style="none" fo:font-weight="normal" style:font-name-asian="Arial2" style:font-size-asian="12pt" style:font-style-asian="normal" style:font-weight-asian="normal" style:font-name-complex="Arial2" style:font-style-complex="normal" style:font-weight-complex="normal"/>
    </style:style>
    <style:style style:name="T5" style:family="text">
      <style:text-properties style:use-window-font-color="true" fo:font-style="normal" style:text-underline-style="none" style:font-name-asian="Arial2" style:font-style-asian="normal" style:font-name-complex="Arial2" style:font-style-complex="normal"/>
    </style:style>
    <style:style style:name="T6" style:family="text">
      <style:text-properties style:use-window-font-color="true" fo:font-style="normal" style:text-underline-style="none" fo:font-weight="normal" style:font-name-asian="Arial2" style:font-style-asian="normal" style:font-weight-asian="normal" style:font-name-complex="Arial2" style:font-style-complex="normal" style:font-weight-complex="normal"/>
    </style:style>
    <style:style style:name="T7" style:family="text">
      <style:text-properties fo:font-style="italic" style:font-style-asian="italic" style:font-style-complex="italic"/>
    </style:style>
    <style:style style:name="T8" style:family="text">
      <style:text-properties style:font-size-asian="12pt"/>
    </style:style>
    <style:style style:name="T9" style:family="text">
      <style:text-properties style:font-name="DejaVu Sans" style:font-name-asian="Arial1" style:font-name-complex="Arial1"/>
    </style:style>
    <style:style style:name="T10" style:family="text">
      <style:text-properties fo:color="#ff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736in" text:min-label-width="0.25in"/>
        <style:text-properties style:font-name="StarSymbol1"/>
      </text:list-level-style-bullet>
      <text:list-level-style-bullet text:level="3" text:style-name="Bullet_20_Symbols" style:num-suffix="." text:bullet-char="–">
        <style:list-level-properties text:space-before="1.2972in" text:min-label-width="0.25in"/>
        <style:text-properties style:font-name="StarSymbol1"/>
      </text:list-level-style-bullet>
      <text:list-level-style-bullet text:level="4" text:style-name="Bullet_20_Symbols" style:num-suffix="." text:bullet-char="–">
        <style:list-level-properties text:space-before="1.8209in" text:min-label-width="0.25in"/>
        <style:text-properties style:font-name="StarSymbol1"/>
      </text:list-level-style-bullet>
      <text:list-level-style-bullet text:level="5" text:style-name="Bullet_20_Symbols" style:num-suffix="." text:bullet-char="–">
        <style:list-level-properties text:space-before="2.3445in" text:min-label-width="0.25in"/>
        <style:text-properties style:font-name="StarSymbol1"/>
      </text:list-level-style-bullet>
      <text:list-level-style-bullet text:level="6" text:style-name="Bullet_20_Symbols" style:num-suffix="." text:bullet-char="–">
        <style:list-level-properties text:space-before="2.8681in" text:min-label-width="0.25in"/>
        <style:text-properties style:font-name="StarSymbol1"/>
      </text:list-level-style-bullet>
      <text:list-level-style-bullet text:level="7" text:style-name="Bullet_20_Symbols" style:num-suffix="." text:bullet-char="–">
        <style:list-level-properties text:space-before="3.3917in" text:min-label-width="0.25in"/>
        <style:text-properties style:font-name="StarSymbol1"/>
      </text:list-level-style-bullet>
      <text:list-level-style-bullet text:level="8" text:style-name="Bullet_20_Symbols" style:num-suffix="." text:bullet-char="–">
        <style:list-level-properties text:space-before="3.9154in" text:min-label-width="0.25in"/>
        <style:text-properties style:font-name="StarSymbol1"/>
      </text:list-level-style-bullet>
      <text:list-level-style-bullet text:level="9" text:style-name="Bullet_20_Symbols" style:num-suffix="." text:bullet-char="–">
        <style:list-level-properties text:space-before="4.439in" text:min-label-width="0.25in"/>
        <style:text-properties style:font-name="StarSymbol1"/>
      </text:list-level-style-bullet>
      <text:list-level-style-bullet text:level="10" text:style-name="Bullet_20_Symbols" style:num-suffix="." text:bullet-char="–">
        <style:list-level-properties text:space-before="4.9626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681in" text:min-label-width="0.25in"/>
        <style:text-properties style:font-name="StarSymbol1"/>
      </text:list-level-style-bullet>
      <text:list-level-style-bullet text:level="3" text:style-name="Bullet_20_Symbols" style:num-suffix="." text:bullet-char="–">
        <style:list-level-properties text:space-before="1.2862in" text:min-label-width="0.25in"/>
        <style:text-properties style:font-name="StarSymbol1"/>
      </text:list-level-style-bullet>
      <text:list-level-style-bullet text:level="4" text:style-name="Bullet_20_Symbols" style:num-suffix="." text:bullet-char="–">
        <style:list-level-properties text:space-before="1.8043in" text:min-label-width="0.25in"/>
        <style:text-properties style:font-name="StarSymbol1"/>
      </text:list-level-style-bullet>
      <text:list-level-style-bullet text:level="5" text:style-name="Bullet_20_Symbols" style:num-suffix="." text:bullet-char="–">
        <style:list-level-properties text:space-before="2.322in" text:min-label-width="0.25in"/>
        <style:text-properties style:font-name="StarSymbol1"/>
      </text:list-level-style-bullet>
      <text:list-level-style-bullet text:level="6" text:style-name="Bullet_20_Symbols" style:num-suffix="." text:bullet-char="–">
        <style:list-level-properties text:space-before="2.8402in" text:min-label-width="0.25in"/>
        <style:text-properties style:font-name="StarSymbol1"/>
      </text:list-level-style-bullet>
      <text:list-level-style-bullet text:level="7" text:style-name="Bullet_20_Symbols" style:num-suffix="." text:bullet-char="–">
        <style:list-level-properties text:space-before="3.3583in" text:min-label-width="0.25in"/>
        <style:text-properties style:font-name="StarSymbol1"/>
      </text:list-level-style-bullet>
      <text:list-level-style-bullet text:level="8" text:style-name="Bullet_20_Symbols" style:num-suffix="." text:bullet-char="–">
        <style:list-level-properties text:space-before="3.8764in" text:min-label-width="0.25in"/>
        <style:text-properties style:font-name="StarSymbol1"/>
      </text:list-level-style-bullet>
      <text:list-level-style-bullet text:level="9" text:style-name="Bullet_20_Symbols" style:num-suffix="." text:bullet-char="–">
        <style:list-level-properties text:space-before="4.3945in" text:min-label-width="0.25in"/>
        <style:text-properties style:font-name="StarSymbol1"/>
      </text:list-level-style-bullet>
      <text:list-level-style-bullet text:level="10" text:style-name="Bullet_20_Symbols" style:num-suffix="." text:bullet-char="–">
        <style:list-level-properties text:space-before="4.9126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9 Gennaio 2008</text:p>
          </table:table-cell>
        </table:table-row>
        <table:table-row>
          <table:table-cell table:style-name="Tabella4.A2" office:value-type="string">
            <text:p text:style-name="P8">Documento Esterno - Formale <text:s/>- v1.1</text:p>
          </table:table-cell>
          <table:table-cell table:style-name="Tabella4.B2" office:value-type="string">
            <text:p text:style-name="P9">Piano_di_qualifica.pdf</text:p>
          </table:table-cell>
        </table:table-row>
      </table:table>
      <text:p text:style-name="P15"/>
      <text:p text:style-name="P15"/>
      <text:p text:style-name="P24">Redazione:</text:p>
      <text:p text:style-name="P28"><text:tab/><text:tab/><text:tab/>Luca Rubin</text:p>
      <text:p text:style-name="P29"/>
      <text:p text:style-name="P29">Revisione:<text:tab/></text:p>
      <text:p text:style-name="P28"><text:tab/><text:tab/><text:tab/></text:p>
      <text:p text:style-name="P29"/>
      <text:p text:style-name="P29">Approvazione:</text:p>
      <text:p text:style-name="P31"><text:tab/><text:tab/><text:tab/></text:p>
      <text:p text:style-name="P29"/>
      <text:p text:style-name="P29">Lista di distribuzione:</text:p>
      <text:p text:style-name="P28"><text:tab/><text:tab/><text:tab/><text:tab/><text:tab/><text:tab/>Vardanega Tullio</text:p>
      <text:p text:style-name="P28"><text:tab/><text:tab/><text:tab/><text:tab/><text:tab/><text:tab/>Palazzi Claudio</text:p>
      <text:p text:style-name="P28"><text:tab/><text:tab/><text:tab/><text:tab/><text:tab/><text:tab/>Stylosoft</text:p>
      <text:p text:style-name="P28"/>
      <text:p text:style-name="P30">Registro delle modifiche:</text:p>
      <text:p text:style-name="P30"/>
      <table:table table:name="Tabella2" table:style-name="Tabella2">
        <table:table-column table:style-name="Tabella2.A"/>
        <table:table-column table:style-name="Tabella2.B"/>
        <table:table-column table:style-name="Tabella2.C"/>
        <table:table-row>
          <table:table-cell table:style-name="Tabella2.A1" office:value-type="string">
            <text:p text:style-name="P32">Versione</text:p>
          </table:table-cell>
          <table:table-cell table:style-name="Tabella2.B1" office:value-type="string">
            <text:p text:style-name="P32">Data</text:p>
          </table:table-cell>
          <table:table-cell table:style-name="Tabella2.A1" office:value-type="string">
            <text:p text:style-name="P10">Descrizione delle modifiche</text:p>
          </table:table-cell>
        </table:table-row>
        <table:table-row>
          <table:table-cell table:style-name="Tabella2.A1" office:value-type="string">
            <text:p text:style-name="P44">1.1</text:p>
          </table:table-cell>
          <table:table-cell table:style-name="Tabella2.B1" office:value-type="string">
            <text:p text:style-name="P44">19/01/08</text:p>
          </table:table-cell>
          <table:table-cell table:style-name="Tabella2.A1" office:value-type="string">
            <text:p text:style-name="P12">Ridefinita l'intera struttura del documento con maggiore attenzione sulla strategia da seguire</text:p>
          </table:table-cell>
        </table:table-row>
        <table:table-row>
          <table:table-cell table:style-name="Tabella2.A1" office:value-type="string">
            <text:p text:style-name="P44">1.0</text:p>
          </table:table-cell>
          <table:table-cell table:style-name="Tabella2.B1" office:value-type="string">
            <text:p text:style-name="P44">06/12/07</text:p>
          </table:table-cell>
          <table:table-cell table:style-name="Tabella2.A1" office:value-type="string">
            <text:p text:style-name="P12">Correzione grammaticale, aggiustamento indice</text:p>
          </table:table-cell>
        </table:table-row>
        <text:soft-page-break/>
        <table:table-row>
          <table:table-cell table:style-name="Tabella2.A4" office:value-type="string">
            <text:p text:style-name="P33">0.2</text:p>
          </table:table-cell>
          <table:table-cell table:style-name="Tabella2.B4" office:value-type="string">
            <text:p text:style-name="P33">04/12/07</text:p>
          </table:table-cell>
          <table:table-cell table:style-name="Tabella2.B4" office:value-type="string">
            <text:p text:style-name="Table_20_Contents">Sistemazione indice; inserimento dei punti 5.2.1 e 5.2.2</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Sommario</text:p>
      <text:p text:style-name="P26"><text:tab/> <text:s text:c="6"/>Questo documento vuole tracciare le linee guida per l'organizzazione delle attività di verifica e di accertamento della qualità del prodotto “SiGeM”.</text:p>
      <text:p text:style-name="P26"/>
      <text:p text:style-name="P25"/>
      <text:p text:style-name="P26"><text:span text:style-name="T2">Indice</text:span> </text:p>
      <text:p text:style-name="P34"/>
      <table:table table:name="Tabella5" table:style-name="Tabella5">
        <table:table-column table:style-name="Tabella5.A"/>
        <table:table-column table:style-name="Tabella5.B"/>
        <table:table-row>
          <table:table-cell office:value-type="string">
            <text:p text:style-name="P34"/>
          </table:table-cell>
          <table:table-cell office:value-type="string">
            <text:p text:style-name="P11">3</text:p>
            <text:p text:style-name="P11"/>
          </table:table-cell>
        </table:table-row>
      </table:table>
      <text:p text:style-name="P34"/>
      <text:p text:style-name="P48">1. Introduzione</text:p>
      <text:p text:style-name="P16">1.1. Scopo del documento</text:p>
      <text:p text:style-name="P19"/>
      <text:p text:style-name="P19"><text:tab/>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p text:style-name="P19"/>
      <text:p text:style-name="P19"/>
      <text:p text:style-name="P40">1.2. Scopo del prodotto</text:p>
      <text:p text:style-name="P36"/>
      <text:p text:style-name="P36"><text:tab/>Il prodotto in oggetto ha la funzione di software didattico per lo studio dei meccanismi di gestione della memoria di un elaboratore multi programmato.</text:p>
      <text:p text:style-name="P19"/>
      <text:p text:style-name="P19"/>
      <text:p text:style-name="P16">1.3. Glossario</text:p>
      <text:p text:style-name="P19"/>
      <text:p text:style-name="P19"><text:tab/>Nel documento “Glossario.pdf” verranno riportati i termini più specifici con il relativo significato. Si ricorda, inoltre, che ogni termine presente nel “Glossario” sarà scritto in corsivo nei vari documenti.</text:p>
      <text:p text:style-name="P19"/>
      <text:p text:style-name="P19"/>
      <text:p text:style-name="P16">1.4. Riferimenti</text:p>
      <text:p text:style-name="P16">1.4.1. Normativi</text:p>
      <text:list text:style-name="L1">
        <text:list-item>
          <text:p text:style-name="P108">ISO/IEC 12207</text:p>
        </text:list-item>
        <text:list-item>
          <text:p text:style-name="P108">ISO/IEC 9126:2001</text:p>
        </text:list-item>
        <text:list-item>
          <text:p text:style-name="P108">SWEBOK</text:p>
        </text:list-item>
      </text:list>
      <text:p text:style-name="P19"/>
      <text:p text:style-name="P16">1.4.2. Informativi</text:p>
      <text:p text:style-name="P19"><text:soft-page-break/></text:p>
      <text:list text:style-name="L1">
        <text:list-item text:start-value="1">
          <text:p text:style-name="P108">Norme interne</text:p>
        </text:list-item>
        <text:list-item>
          <text:p text:style-name="P108">Analisi dei requisiti (Analisi_dei_requisiti.pdf)</text:p>
        </text:list-item>
      </text:list>
      <text:p text:style-name="P19"/>
      <text:p text:style-name="P19"/>
      <text:p text:style-name="P46"><text:span text:style-name="T5">2. </text:span>Visione generale della strategia di verifica</text:p>
      <text:p text:style-name="P47"><text:span text:style-name="T6">2.1. </text:span><text:span text:style-name="T5">Organizzazione, pianificazione strategica e temporale, responsabilità</text:span></text:p>
      <text:p text:style-name="P38"/>
      <text:p text:style-name="P45"><text:span text:style-name="T6"><text:tab/></text:span><text:span text:style-name="T4">Il modello di ciclo di vita scelto per il progetto è quello sequenziale, dato che tale modello impone una certa disciplina e comporta verifiche rigorose sul completamento di </text:span><text:span text:style-name="T4">ogni fase. Per maggiori dettagli sul ciclo di vita scelto vedere la sezione 2 del piano di </text:span><text:span text:style-name="T4">progetto (Piano_di_progetto.pdf).</text:span></text:p>
      <text:p text:style-name="P35">Le attività di verifica verranno suddivise ed assegnate ai membri del gruppo dal responsabile di progetto, il quale si preoccuperà anche che tutti i moduli seguano le regole definite in questo documento rispettando le scadenze prefissate. </text:p>
      <text:p text:style-name="P35"/>
      <text:p text:style-name="P35">Le attività di verifica e validazione copriranno l'intero periodo di sviluppo del progetto.</text:p>
      <text:p text:style-name="P35">Le fasi principali in cui verranno applicati i due precedenti processi (verifica e validazione) saranno:</text:p>
      <text:p text:style-name="P35"/>
      <text:list text:style-name="L2">
        <text:list-item>
          <text:p text:style-name="P4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otrà consegnarlo al cliente.</text:p>
        </text:list-item>
        <text:list-item>
          <text:p text:style-name="P49">Fase di Progettazione: è possibile vedere questa fase come due sotto-fasi successive:</text:p>
          <text:list>
            <text:list-item>
              <text:p text:style-name="P49"><text:soft-page-break/>Progettazione architetturale</text:p>
            </text:list-item>
            <text:list-item>
              <text:p text:style-name="P49">Progettazione di dettaglio</text:p>
            </text:list-item>
          </text:list>
          <text:p text:style-name="P4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4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49">Analisi statica: attraverso l'uso di metodi di lettura (deck check) come <text:span text:style-name="T7">inspection</text:span> e <text:span text:style-name="T7">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4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49">Fase di collaudo del prodotto: in questa fase il prodotto è pronto per essere eseguito e testato nella sua interezza. Il collaudo avverrà essenzialmente in due fasi:</text:p>
          <text:list>
            <text:list-item>
              <text:p text:style-name="P49"><text:span text:style-name="T9">α</text:span>-test: consiste in un collaudo interno all'azienda.</text:p>
            </text:list-item>
            <text:list-item>
              <text:p text:style-name="P49"><text:span text:style-name="T9">β</text:span>-test: è successivo all'<text:span text:style-name="T9">α</text:span>-test e viene rilasciato anche a soggetti esterni all'azienda. Anche i soggetti esterni avranno l'opportunità di segnalare eventuali anomalie riscontrate, attraverso l'invio di e-mail all'indirizzo stylosoft@gmail.com.</text:p>
            </text:list-item>
          </text:list>
        </text:list-item>
      </text:list>
      <text:p text:style-name="P35"/>
      <text:p text:style-name="P35">Sulla base di vincoli economici e temporali verrano adottati due processi di revisione: </text:p>
      <text:list text:style-name="L3">
        <text:list-item>
          <text:p text:style-name="P101"><text:soft-page-break/>Un processo di revisione esterna di tipo sanzionatorio condotta dal cliente applicato a:</text:p>
          <text:list>
            <text:list-item>
              <text:p text:style-name="P101">RR (Revisione dei Requisiti); </text:p>
            </text:list-item>
            <text:list-item>
              <text:p text:style-name="P101">RA (Revisione di Accettazione); </text:p>
            </text:list-item>
          </text:list>
        </text:list-item>
        <text:list-item>
          <text:p text:style-name="P101">Un processo di revisione esterna (di progresso) non sanzionatorio applicato a: </text:p>
          <text:list>
            <text:list-item>
              <text:p text:style-name="P101">RPP (Revisione del Progetto Preliminare); </text:p>
            </text:list-item>
            <text:list-item>
              <text:p text:style-name="P101">RPD (Revisione del Progetto Definitivo); </text:p>
            </text:list-item>
            <text:list-item>
              <text:p text:style-name="P101">RQ (Revisione di Qualifica); </text:p>
            </text:list-item>
          </text:list>
        </text:list-item>
      </text:list>
      <text:p text:style-name="P40"/>
      <text:p text:style-name="P40"/>
      <text:p text:style-name="P40">2.2. Dettaglio delle revisioni</text:p>
      <text:p text:style-name="P40">2.2.1. Revisione dei Requisiti (RR)</text:p>
      <text:p text:style-name="P35"/>
      <text:list text:style-name="L4">
        <text:list-item>
          <text:p text:style-name="P60">Funzione: concordare con il cliente una descrizione condivisa del prodotto</text:p>
        </text:list-item>
        <text:list-item>
          <text:p text:style-name="P60">Prodotti in ingresso: </text:p>
          <text:list>
            <text:list-item>
              <text:p text:style-name="P60">Capitolato d'appalto</text:p>
            </text:list-item>
            <text:list-item>
              <text:p text:style-name="P60">Incontri con il cliente</text:p>
            </text:list-item>
            <text:list-item>
              <text:p text:style-name="P60">Analisi dei requisiti (AR)</text:p>
            </text:list-item>
            <text:list-item>
              <text:p text:style-name="P60">Piano di Qualifica (PQ)</text:p>
            </text:list-item>
          </text:list>
        </text:list-item>
        <text:list-item>
          <text:p text:style-name="P60">Stato di uscita: </text:p>
          <text:list>
            <text:list-item>
              <text:p text:style-name="P60">Prodotto descritto</text:p>
            </text:list-item>
          </text:list>
        </text:list-item>
      </text:list>
      <text:p text:style-name="P35"/>
      <text:p text:style-name="P35"/>
      <text:p text:style-name="P40">2.2.2. Revisione del Progetto Preliminare (RPP)</text:p>
      <text:p text:style-name="P35"/>
      <text:list text:style-name="L5">
        <text:list-item>
          <text:p text:style-name="P68">Funzione: attivazione della fase realizzativa del prodotto (accertamento di realizzabilità)</text:p>
        </text:list-item>
        <text:list-item>
          <text:p text:style-name="P76">Prodotti in ingresso: </text:p>
          <text:list>
            <text:list-item>
              <text:p text:style-name="P76"><text:soft-page-break/>Specifica Tecnica (ST)</text:p>
            </text:list-item>
            <text:list-item>
              <text:p text:style-name="P76">Aggiornamento del Piano di Qualifica (PQ)</text:p>
            </text:list-item>
          </text:list>
        </text:list-item>
        <text:list-item>
          <text:p text:style-name="P76">Stato di uscita: </text:p>
          <text:list>
            <text:list-item>
              <text:p text:style-name="P76">Prodotto specificato</text:p>
            </text:list-item>
          </text:list>
        </text:list-item>
      </text:list>
      <text:p text:style-name="P34"/>
      <text:p text:style-name="P34"/>
      <text:p text:style-name="P39">2.2.3. Revisione del Progetto Definitivo (RPD)</text:p>
      <text:p text:style-name="P34"/>
      <text:list text:style-name="L6">
        <text:list-item>
          <text:p text:style-name="P81">Funzione: informare il cliente delle caratteristiche definitive del prodotto: attivarne la fase di qualifica</text:p>
        </text:list-item>
        <text:list-item>
          <text:p text:style-name="P81">Prodotti in ingresso: </text:p>
          <text:list>
            <text:list-item>
              <text:p text:style-name="P81">Definizione di Prodotto (DP)</text:p>
            </text:list-item>
            <text:list-item>
              <text:p text:style-name="P81">Aggiornamento del Piano di Qualifica (PQ)</text:p>
            </text:list-item>
          </text:list>
        </text:list-item>
        <text:list-item>
          <text:p text:style-name="P81">Stato di uscita: </text:p>
          <text:list>
            <text:list-item>
              <text:p text:style-name="P81">Prodotto definito</text:p>
            </text:list-item>
          </text:list>
        </text:list-item>
      </text:list>
      <text:p text:style-name="P34"/>
      <text:p text:style-name="P39"/>
      <text:p text:style-name="P39">2.2.4. Revisione di Qualifica (RQ)</text:p>
      <text:p text:style-name="P34"/>
      <text:list text:style-name="L7">
        <text:list-item>
          <text:p text:style-name="P87">Funzione: approvazione della campagna di verifica; attivazione della fase di accettazione</text:p>
        </text:list-item>
        <text:list-item>
          <text:p text:style-name="P87">Stato di ingresso: </text:p>
          <text:list>
            <text:list-item>
              <text:p text:style-name="P87">Aggiornamento del Piano di Qualifica (PQ) </text:p>
            </text:list-item>
            <text:list-item>
              <text:p text:style-name="P87">Include la specifica delle prove di accettazione</text:p>
            </text:list-item>
            <text:list-item>
              <text:p text:style-name="P87">Versione preliminare del Manuale d'Uso (MU)</text:p>
            </text:list-item>
          </text:list>
        </text:list-item>
        <text:list-item>
          <text:p text:style-name="P87">Stato di uscita: </text:p>
          <text:list>
            <text:list-item>
              <text:p text:style-name="P87">Prodotto qualificato </text:p>
            </text:list-item>
          </text:list>
        </text:list-item>
      </text:list>
      <text:p text:style-name="P34"/>
      <text:p text:style-name="P34"/>
      <text:p text:style-name="P39">2.2.5. Revisione di Accettazione (RA)</text:p>
      <text:p text:style-name="P34"><text:soft-page-break/><text:tab/></text:p>
      <text:list text:style-name="L8">
        <text:list-item>
          <text:p text:style-name="P94">Funzione: accettazione del prodotto</text:p>
        </text:list-item>
        <text:list-item>
          <text:p text:style-name="P94">Stato di ingresso: </text:p>
          <text:list>
            <text:list-item>
              <text:p text:style-name="P94">Versione definitiva del Piano di Qualifica (PQ)</text:p>
            </text:list-item>
            <text:list-item>
              <text:p text:style-name="P94">Include l'esito delle prove di accettazione</text:p>
            </text:list-item>
            <text:list-item>
              <text:p text:style-name="P94">Versione definitiva del Manuale d'Uso (MU)</text:p>
            </text:list-item>
          </text:list>
        </text:list-item>
        <text:list-item>
          <text:p text:style-name="P94">Stato di uscita: </text:p>
          <text:list>
            <text:list-item>
              <text:p text:style-name="P94">Prodotto accettato</text:p>
            </text:list-item>
          </text:list>
        </text:list-item>
      </text:list>
      <text:p text:style-name="P34"/>
      <text:p text:style-name="P34"/>
      <text:p text:style-name="P39">2.3. Risorse necessarie e risorse disponibili</text:p>
      <text:p text:style-name="P35"/>
      <text:p text:style-name="P35"><text:tab/>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p text:style-name="P34"/>
      <text:p text:style-name="P34"/>
      <text:p text:style-name="P17">2.4 Strumenti, tecniche e metodi di verifica</text:p>
      <text:p text:style-name="P19"/>
      <text:p text:style-name="P19"><text:tab/>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o altro).</text:p>
      <text:p text:style-name="P19"/>
      <text:p text:style-name="P19"/>
      <text:p text:style-name="P43"><text:soft-page-break/>3. Gestione amministrativa della revisione</text:p>
      <text:p text:style-name="P41">3.1. Comunicazione e risoluzione delle anomalie</text:p>
      <text:p text:style-name="P37"/>
      <text:p text:style-name="P37"><text:tab/><text:span text:style-name="T8">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span></text:p>
      <text:list text:style-name="L9">
        <text:list-item>
          <text:p text:style-name="P69">unità di analisi</text:p>
        </text:list-item>
        <text:list-item>
          <text:p text:style-name="P69">dati in ingresso</text:p>
        </text:list-item>
        <text:list-item>
          <text:p text:style-name="P69">dati in uscita attesi</text:p>
        </text:list-item>
        <text:list-item>
          <text:p text:style-name="P69">dati in uscita rilevati</text:p>
        </text:list-item>
        <text:list-item>
          <text:p text:style-name="P69">anomalia riscontrata </text:p>
        </text:list-item>
        <text:list-item>
          <text:p text:style-name="P69">possibile causa</text:p>
        </text:list-item>
        <text:list-item>
          <text:p text:style-name="P69">possibile soluzione.</text:p>
        </text:list-item>
      </text:list>
      <text:p text:style-name="P35"/>
      <text:p text:style-name="P35"><text:tab/>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p text:style-name="P38"/>
      <text:p text:style-name="P38"/>
      <text:p text:style-name="P42">3.2. Trattamento delle discrepanze</text:p>
      <text:p text:style-name="P38"/>
      <text:p text:style-name="P38"><text:tab/>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text:soft-page-break/>discrepanza, possibili cause e/o responsabilità e infine le possibili soluzioni. Se i costi e i rischi per estinguere la discrepanza saranno troppo elevati, si potrà in alcuni casi decidere di tralasciarla; questo tipo di decisione dovrà poi essere comunicata al cliente.</text:p>
      <text:p text:style-name="P42"/>
      <text:p text:style-name="P42"/>
      <text:p text:style-name="P22">4. Accertamento di qualità</text:p>
      <text:p text:style-name="P21"/>
      <text:p text:style-name="P27"><text:tab/>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3">Durante tali incontri, che verranno fissati a progetto ben avviato, il committente potrà esprimere il suo giudizio a riguardo.</text:span></text:p>
      <text:p text:style-name="P20">Le caratteristiche che il prodotto dovrà avere (grazie all'applicazione delle norme espresse in questo documento) saranno le seguenti:</text:p>
      <text:list text:style-name="L10">
        <text:list-item>
          <text:p text:style-name="P113">funzionalità: il prodotto dovrà essere in grado di offrire le funzioni prefissate e <text:tab/><text:tab/> <text:s text:c="9"/>necessarie all'utente;</text:p>
        </text:list-item>
        <text:list-item>
          <text:p text:style-name="P113">affidabilità: dovrà avere una tolleranza ai guasti soddisfacente, cercando di <text:tab/><text:tab/> <text:s text:c="6"/>prevenire l'insorgere di errori, e cercando di gestire eventuali situazioni <text:tab/> <text:s text:c="7"/>anomale non previste;</text:p>
        </text:list-item>
        <text:list-item>
          <text:p text:style-name="P113">usabilità: dovrà essere comprensibile e di veloce apprendimento;</text:p>
        </text:list-item>
        <text:list-item>
          <text:p text:style-name="P113">efficienza: dovrà avere tempi di risposta ragionevoli, e le risorse richieste dovranno <text:tab/> <text:s text:c="6"/>essere contenute;</text:p>
        </text:list-item>
        <text:list-item>
          <text:p text:style-name="P113">manutenibilità: dovrà essere facile da analizzare e verificare in modo tale da <text:tab/><text:tab/><text:tab/> <text:s/>modificare alcune parti del programma in modo efficace ed efficiente;</text:p>
        </text:list-item>
        <text:list-item>
          <text:p text:style-name="P118">portabilità: il prodotto finale dovrà essere in grado di adattarsi ad ambienti diversi.</text:p>
        </text:list-item>
      </text:list>
      <text:p text:style-name="P21"/>
      <text:p text:style-name="P21"/>
      <text:p text:style-name="P23">5. Resoconto delle attività di verifica</text:p>
      <text:p text:style-name="P18"><text:soft-page-break/>5.1. Tracciamento UseCase - requisiti</text:p>
      <text:p text:style-name="P21"/>
      <text:p text:style-name="P21"><text:tab/></text:p>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21">RFO16,RFO17,RFP02</text:p>
          </table:table-cell>
        </table:table-row>
        <table:table-row>
          <table:table-cell table:style-name="Tabella6.A2" office:value-type="string">
            <text:p text:style-name="Table_20_Contents">UC1.2</text:p>
          </table:table-cell>
          <table:table-cell table:style-name="Tabella6.B2" office:value-type="string">
            <text:p text:style-name="P12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2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21">RFO16</text:p>
          </table:table-cell>
        </table:table-row>
        <table:table-row>
          <table:table-cell table:style-name="Tabella6.A2" office:value-type="string">
            <text:p text:style-name="Table_20_Contents">UC1.6</text:p>
          </table:table-cell>
          <table:table-cell table:style-name="Tabella6.B2" office:value-type="string">
            <text:p text:style-name="P121">RFO24</text:p>
          </table:table-cell>
        </table:table-row>
        <table:table-row>
          <table:table-cell table:style-name="Tabella6.A2" office:value-type="string">
            <text:p text:style-name="Table_20_Contents">UC1.4.1</text:p>
          </table:table-cell>
          <table:table-cell table:style-name="Tabella6.B2" office:value-type="string">
            <text:p text:style-name="P12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21">RFO04,RFO05,RFP01</text:p>
          </table:table-cell>
        </table:table-row>
        <table:table-row>
          <table:table-cell table:style-name="Tabella6.A2" office:value-type="string">
            <text:p text:style-name="Table_20_Contents">UC1.4.3</text:p>
          </table:table-cell>
          <table:table-cell table:style-name="Tabella6.B2" office:value-type="string">
            <text:p text:style-name="P121">RFO22</text:p>
          </table:table-cell>
        </table:table-row>
        <table:table-row>
          <table:table-cell table:style-name="Tabella6.A2" office:value-type="string">
            <text:p text:style-name="Table_20_Contents">UC2.1</text:p>
          </table:table-cell>
          <table:table-cell table:style-name="Tabella6.B2" office:value-type="string">
            <text:p text:style-name="P121">RFO18</text:p>
          </table:table-cell>
        </table:table-row>
        <table:table-row>
          <table:table-cell table:style-name="Tabella6.A2" office:value-type="string">
            <text:p text:style-name="Table_20_Contents">UC2.1.1</text:p>
          </table:table-cell>
          <table:table-cell table:style-name="Tabella6.B2" office:value-type="string">
            <text:p text:style-name="P121">RFO18</text:p>
          </table:table-cell>
        </table:table-row>
        <table:table-row>
          <table:table-cell table:style-name="Tabella6.A2" office:value-type="string">
            <text:p text:style-name="Table_20_Contents">UC2.1.2</text:p>
          </table:table-cell>
          <table:table-cell table:style-name="Tabella6.B2" office:value-type="string">
            <text:p text:style-name="P121">RFO18</text:p>
          </table:table-cell>
        </table:table-row>
        <table:table-row>
          <table:table-cell table:style-name="Tabella6.A2" office:value-type="string">
            <text:p text:style-name="Table_20_Contents">UC2.2</text:p>
          </table:table-cell>
          <table:table-cell table:style-name="Tabella6.B2" office:value-type="string">
            <text:p text:style-name="P121">RFO20</text:p>
          </table:table-cell>
        </table:table-row>
        <table:table-row>
          <table:table-cell table:style-name="Tabella6.A2" office:value-type="string">
            <text:p text:style-name="Table_20_Contents">UC2.3</text:p>
          </table:table-cell>
          <table:table-cell table:style-name="Tabella6.B2" office:value-type="string">
            <text:p text:style-name="P121">RFO19,RFD03</text:p>
          </table:table-cell>
        </table:table-row>
        <table:table-row>
          <table:table-cell table:style-name="Tabella6.A2" office:value-type="string">
            <text:p text:style-name="Table_20_Contents">UC2.4</text:p>
          </table:table-cell>
          <table:table-cell table:style-name="Tabella6.B2" office:value-type="string">
            <text:p text:style-name="P121">RFO23</text:p>
          </table:table-cell>
        </table:table-row>
        <table:table-row>
          <table:table-cell table:style-name="Tabella6.A2" office:value-type="string">
            <text:p text:style-name="Table_20_Contents">UC2.5</text:p>
          </table:table-cell>
          <table:table-cell table:style-name="Tabella6.B2" office:value-type="string">
            <text:p text:style-name="P121">RFO13,RFO14</text:p>
          </table:table-cell>
        </table:table-row>
        <table:table-row>
          <table:table-cell table:style-name="Tabella6.A2" office:value-type="string">
            <text:p text:style-name="Table_20_Contents">UC2.5.1</text:p>
          </table:table-cell>
          <table:table-cell table:style-name="Tabella6.B2" office:value-type="string">
            <text:p text:style-name="P121">RFO12</text:p>
          </table:table-cell>
        </table:table-row>
        <table:table-row>
          <table:table-cell table:style-name="Tabella6.A2" office:value-type="string">
            <text:p text:style-name="Table_20_Contents">UC2.5.2</text:p>
          </table:table-cell>
          <table:table-cell table:style-name="Tabella6.B2" office:value-type="string">
            <text:p text:style-name="P121">RFO11</text:p>
          </table:table-cell>
        </table:table-row>
        <table:table-row>
          <table:table-cell table:style-name="Tabella6.A2" office:value-type="string">
            <text:p text:style-name="Table_20_Contents">UC3</text:p>
          </table:table-cell>
          <table:table-cell table:style-name="Tabella6.B2" office:value-type="string">
            <text:p text:style-name="P121">RFO21</text:p>
          </table:table-cell>
        </table:table-row>
        <table:table-row>
          <table:table-cell table:style-name="Tabella6.A2" office:value-type="string">
            <text:p text:style-name="Table_20_Contents">UC4</text:p>
          </table:table-cell>
          <table:table-cell table:style-name="Tabella6.B2" office:value-type="string">
            <text:p text:style-name="P121">RFO23</text:p>
          </table:table-cell>
        </table:table-row>
      </table:table>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6.6924in" table:align="left"/>
    </style:style>
    <style:style style:name="Tabella1.A" style:family="table-column">
      <style:table-column-properties style:column-width="4.834in"/>
    </style:style>
    <style:style style:name="Tabella1.B" style:family="table-column">
      <style:table-column-properties style:column-width="1.8583in"/>
    </style:style>
    <style:style style:name="Tabella1.1" style:family="table-row">
      <style:table-row-properties style:min-row-height="1.1458in"/>
    </style:style>
    <style:style style:name="Tabella1.A1" style:family="table-cell">
      <style:table-cell-properties fo:padding="0.0382in" fo:border-left="none" fo:border-right="none" fo:border-top="none" fo:border-bottom="0.0007in solid #000000"/>
    </style:style>
    <style:style style:name="Tabella1.B1.1" style:family="table-row">
      <style:table-row-properties style:min-row-height="0.5729in"/>
    </style:style>
    <style:style style:name="Tabella1.B1.1.1" style:family="table-cell">
      <style:table-cell-properties fo:padding="0.0382in" fo:border-left="0.0007in solid #000000" fo:border-right="none" fo:border-top="none" fo:border-bottom="0.0007in solid #000000"/>
    </style:style>
    <style:style style:name="Tabella1.B1.2" style:family="table-row">
      <style:table-row-properties style:min-row-height="0.2493in"/>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1.7819in" svg:height="0.8201in" draw:z-index="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9/01/08</text:p>
            </table:table-cell>
            <table:table-cell table:style-name="Tabella3.B1" office:value-type="string">
              <text:p text:style-name="P8">Pagina <text:page-number text:select-page="current">12</text:page-number> di <text:page-count>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Rubin [IN1]</dc:creator>
    <dc:date>2008-01-24T11:30:57</dc:date>
    <meta:print-date>2005-11-30T16:25:56</meta:print-date>
    <meta:editing-cycles>382</meta:editing-cycles>
    <meta:editing-duration>P1DT18H41M16S</meta:editing-duration>
    <meta:user-defined meta:name="Info 1"/>
    <meta:user-defined meta:name="Info 2"/>
    <meta:user-defined meta:name="Info 3"/>
    <meta:user-defined meta:name="Info 4"/>
    <meta:document-statistic meta:table-count="6" meta:image-count="1" meta:object-count="0" meta:page-count="12" meta:paragraph-count="191" meta:word-count="1755" meta:character-count="12139"/>
  </office:meta>
</office:document-meta>
</file>